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1.5pt" style:font-size-asian="11.5pt" style:font-size-complex="11.5pt"/>
    </style:style>
    <style:style style:name="P2" style:family="paragraph" style:parent-style-name="Standard">
      <style:text-properties fo:font-size="9.80000019073486pt" fo:font-weight="normal" style:font-size-asian="9.80000019073486pt" style:font-weight-asian="normal" style:font-size-complex="9.80000019073486pt" style:font-weight-complex="normal"/>
    </style:style>
    <style:style style:name="P3" style:family="paragraph" style:parent-style-name="Standard" style:list-style-name="L1">
      <style:text-properties fo:font-size="11.5pt" style:font-size-asian="11.5pt" style:font-size-complex="11.5pt"/>
    </style:style>
    <style:style style:name="P4" style:family="paragraph" style:parent-style-name="Standard" style:list-style-name="L2">
      <style:text-properties fo:font-size="11.5pt" style:font-size-asian="11.5pt" style:font-size-complex="11.5pt"/>
    </style:style>
    <style:style style:name="P5" style:family="paragraph" style:parent-style-name="Standard" style:list-style-name="L1">
      <style:text-properties fo:font-size="11.5pt" fo:font-weight="bold" style:font-size-asian="11.5pt" style:font-weight-asian="bold" style:font-size-complex="11.5pt" style:font-weight-complex="bol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mes Lombardi <text:tab/><text:tab/><text:tab/><text:tab/><text:tab/><text:tab/><text:tab/><text:tab/><text:tab/>Oct 14, 2016</text:p>
      <text:p text:style-name="P1"/>
      <text:p text:style-name="P1">Dear Dr Oyler,</text:p>
      <text:p text:style-name="P1">I presently don't have any symptoms that indicate there is something wrong with my neck. <text:s/>I don't think I need to have an MRI of my neck at this time. The points below indicate why.</text:p>
      <text:p text:style-name="P1"/>
      <text:p text:style-name="P1"><text:s text:c="6"/>1. Before my visit with you on Oct 11, 2016 these were my symptoms:</text:p>
      <text:p text:style-name="P1"><text:tab/>a. <text:s/>discomfort and stiffness in my neck</text:p>
      <text:p text:style-name="P1"><text:tab/>b. dizziness and slight nausea when I lean my head back for a few minutes<text:tab/></text:p>
      <text:p text:style-name="P1"><text:s text:c="12"/>c. numbness on left side of face and heart skips beats when I sit in a certain position in recliner</text:p>
      <text:list xml:id="list408560651620485951" text:style-name="L1">
        <text:list-item>
          <text:p text:style-name="P3">At my office visit with you on Tues Oct 11, you told me that the MRI <text:s/>that I had last year did not indicate any malfunction in my neck. <text:s/></text:p>
        </text:list-item>
        <text:list-item>
          <text:p text:style-name="P5">Realizing that there was most likely nothing wrong with my neck, I started doing a series of neck stretching exercises throughout the day. I did these on Tues, Wed, Thurs, and Fri morning(today). I am amazed at how well they worked. My neck has not felt this good in years, and the symptoms listed above are gone. <text:s/></text:p>
        </text:list-item>
        <text:list-item>
          <text:p text:style-name="P5">Last evening I leaned my head way back and held it back while slowly moving it left and right for 8 minutes. <text:s/>When I did this same thing last week I got dizzy and nauseous. Last evening I felt great!</text:p>
        </text:list-item>
        <text:list-item>
          <text:p text:style-name="P3">As I said before, I think I should cancel my MRI on Tuesday Oct 18. <text:s/>If you agree I would like to call to cancel the appoinment. <text:s/>If the symptoms return we can reschedule.</text:p>
          <text:p text:style-name="P3"/>
          <text:p text:style-name="P3">Thank you for your for kind and thorough care. <text:s/></text:p>
        </text:list-item>
      </text:list>
      <text:p text:style-name="P1"/>
      <text:p text:style-name="P1"/>
      <text:list xml:id="list5577728117307469887" text:style-name="L2">
        <text:list-item>
          <text:list>
            <text:list-item>
              <text:list>
                <text:list-header>
                  <text:p text:style-name="P4"/>
                </text:list-header>
              </text:list>
            </text:list-item>
          </text:list>
        </text:list-item>
      </text:list>
      <text:p text:style-name="P1"><text:tab/> 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9-25T15:10:01.25</meta:creation-date>
    <dc:date>2016-10-14T09:01:50.22</dc:date>
    <dc:creator>James Lombardi</dc:creator>
    <meta:editing-duration>PT16H15M13S</meta:editing-duration>
    <meta:editing-cycles>106</meta:editing-cycles>
    <meta:generator>OpenOffice/4.1.0$Win32 OpenOffice.org_project/410m18$Build-9764</meta:generator>
    <meta:printed-by>James Lombardi</meta:printed-by>
    <meta:print-date>2016-09-30T09:59:23.17</meta:print-date>
    <meta:document-statistic meta:table-count="0" meta:image-count="0" meta:object-count="0" meta:page-count="1" meta:paragraph-count="13" meta:word-count="272" meta:character-count="1410"/>
  </office:meta>
</office:document-meta>
</file>